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0.7437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4665in"/>
    </style:style>
    <style:style style:name="co8" style:family="table-column">
      <style:table-column-properties fo:break-before="auto" style:column-width="0.5764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Marius Kamm 20.02.2025</text:p>
          </table:table-cell>
          <table:table-cell table:number-columns-repeated="3"/>
          <table:table-cell table:style-name="ce1" office:value-type="string" calcext:value-type="string">
            <text:p>Change</text:p>
          </table:table-cell>
          <table:table-cell table:number-columns-repeated="4"/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Change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3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formula="of:=[.A33] &amp; &quot; &quot; &amp; [.B33] &amp; &quot; &quot; &amp; [.C33] &amp; &quot; &quot; &amp; [.D33] &amp; &quot; &quot; &amp; [.E33] &amp; &quot; &quot; &amp; [.F33] &amp; &quot; &quot; &amp; [.G33] &amp; &quot; &quot; &amp; [.H33] &amp; &quot; &quot; &amp; [.I33] &amp; &quot; &quot; &amp; [.J33] &amp; &quot; &quot; &amp; [.K33] &amp; &quot; &quot; &amp; [.L33] &amp; &quot; &quot; &amp; [.M33] &amp; &quot; &quot; &amp; [.N33]" office:value-type="string" office:string-value="             " calcext:value-type="string">
            <text:p><text:s text:c="13"/></text:p>
          </table:table-cell>
          <table:table-cell table:number-columns-repeated="13"/>
        </table:table-row>
        <table:table-row table:style-name="ro1">
          <table:table-cell table:formula="of:=[.A34] &amp; &quot; &quot; &amp; [.B34] &amp; &quot; &quot; &amp; [.C34] &amp; &quot; &quot; &amp; [.D34] &amp; &quot; &quot; &amp; [.E34] &amp; &quot; &quot; &amp; [.F34] &amp; &quot; &quot; &amp; [.G34] &amp; &quot; &quot; &amp; [.H34] &amp; &quot; &quot; &amp; [.I34] &amp; &quot; &quot; &amp; [.J34] &amp; &quot; &quot; &amp; [.K34] &amp; &quot; &quot; &amp; [.L34] &amp; &quot; &quot; &amp; [.M34] &amp; &quot; &quot; &amp; [.N34]" office:value-type="string" office:string-value="             " calcext:value-type="string">
            <text:p><text:s text:c="13"/></text:p>
          </table:table-cell>
          <table:table-cell table:number-columns-repeated="13"/>
        </table:table-row>
      </table:table>
      <table:table table:name="Output" table:style-name="ta1">
        <table:table-column table:style-name="co2" table:default-cell-style-name="Default"/>
        <table:table-row table:style-name="ro1">
          <table:table-cell office:value-type="string" calcext:value-type="string">
            <text:p># just copy and paste it into the Paloalto</text:p>
          </table:table-cell>
        </table:table-row>
        <table:table-row table:style-name="ro1">
          <table:table-cell office:value-type="string" calcext:value-type="string">
            <text:p>configure</text:p>
          </table:table-cell>
        </table:table-row>
        <table:table-row table:style-name="ro1">
          <table:table-cell table:formula="of:=[$Input.A4] &amp; &quot; &quot; &amp; [$Input.B4] &amp; &quot; &quot; &amp; [$Input.C4] &amp; &quot; &quot; &amp; [$Input.D4] &amp; &quot; &quot; &amp; [$Input.E4] &amp; &quot; &quot; &amp; [$Input.F4] &amp; &quot; &quot; &amp; [$Input.G4] &amp; &quot; &quot; &amp; [$Input.H4] &amp; &quot; &quot; &amp; [$Input.I4] &amp; &quot; &quot; &amp; [$Input.J4] &amp; &quot; &quot; &amp; [$Input.K4] &amp; &quot; &quot; &amp; [$Input.L4] &amp; &quot; &quot; &amp; [$Input.M4] &amp; &quot; &quot; &amp; [$Input.N4]" office:value-type="string" office:string-value="set network tunnel ipsec IPsec-zum-Dieter auto-key proxy-id SA2 local 192.168.178.1/32 remote 192.168.1.0/24 protocol any" calcext:value-type="string">
            <text:p>set network tunnel ipsec IPsec-zum-Dieter auto-key proxy-id SA2 local 192.168.178.1/32 remote 192.168.1.0/24 protocol any</text:p>
          </table:table-cell>
        </table:table-row>
        <table:table-row table:style-name="ro1">
          <table:table-cell table:formula="of:=[$Input.A5] &amp; &quot; &quot; &amp; [$Input.B5] &amp; &quot; &quot; &amp; [$Input.C5] &amp; &quot; &quot; &amp; [$Input.D5] &amp; &quot; &quot; &amp; [$Input.E5] &amp; &quot; &quot; &amp; [$Input.F5] &amp; &quot; &quot; &amp; [$Input.G5] &amp; &quot; &quot; &amp; [$Input.H5] &amp; &quot; &quot; &amp; [$Input.I5] &amp; &quot; &quot; &amp; [$Input.J5] &amp; &quot; &quot; &amp; [$Input.K5] &amp; &quot; &quot; &amp; [$Input.L5] &amp; &quot; &quot; &amp; [$Input.M5] &amp; &quot; &quot; &amp; [$Input.N5]" office:value-type="string" office:string-value="set network tunnel ipsec IPsec-zum-Dieter auto-key proxy-id SA3 local 192.168.178.1/32 remote 192.168.1.0/24 protocol any" calcext:value-type="string">
            <text:p>set network tunnel ipsec IPsec-zum-Dieter auto-key proxy-id SA3 local 192.168.178.1/32 remote 192.168.1.0/24 protocol any</text:p>
          </table:table-cell>
        </table:table-row>
        <table:table-row table:style-name="ro1">
          <table:table-cell table:formula="of:=[$Input.A6] &amp; &quot; &quot; &amp; [$Input.B6] &amp; &quot; &quot; &amp; [$Input.C6] &amp; &quot; &quot; &amp; [$Input.D6] &amp; &quot; &quot; &amp; [$Input.E6] &amp; &quot; &quot; &amp; [$Input.F6] &amp; &quot; &quot; &amp; [$Input.G6] &amp; &quot; &quot; &amp; [$Input.H6] &amp; &quot; &quot; &amp; [$Input.I6] &amp; &quot; &quot; &amp; [$Input.J6] &amp; &quot; &quot; &amp; [$Input.K6] &amp; &quot; &quot; &amp; [$Input.L6] &amp; &quot; &quot; &amp; [$Input.M6] &amp; &quot; &quot; &amp; [$Input.N6]" office:value-type="string" office:string-value="set network tunnel ipsec IPsec-zum-Dieter auto-key proxy-id SA4 local 192.168.178.1/32 remote 192.168.1.0/24 protocol any" calcext:value-type="string">
            <text:p>set network tunnel ipsec IPsec-zum-Dieter auto-key proxy-id SA4 local 192.168.178.1/32 remote 192.168.1.0/24 protocol any</text:p>
          </table:table-cell>
        </table:table-row>
        <table:table-row table:style-name="ro1">
          <table:table-cell table:formula="of:=[$Input.A7] &amp; &quot; &quot; &amp; [$Input.B7] &amp; &quot; &quot; &amp; [$Input.C7] &amp; &quot; &quot; &amp; [$Input.D7] &amp; &quot; &quot; &amp; [$Input.E7] &amp; &quot; &quot; &amp; [$Input.F7] &amp; &quot; &quot; &amp; [$Input.G7] &amp; &quot; &quot; &amp; [$Input.H7] &amp; &quot; &quot; &amp; [$Input.I7] &amp; &quot; &quot; &amp; [$Input.J7] &amp; &quot; &quot; &amp; [$Input.K7] &amp; &quot; &quot; &amp; [$Input.L7] &amp; &quot; &quot; &amp; [$Input.M7] &amp; &quot; &quot; &amp; [$Input.N7]" office:value-type="string" office:string-value="set network tunnel ipsec IPsec-zum-Dieter auto-key proxy-id SA5 local 192.168.178.1/32 remote 192.168.1.0/24 protocol any" calcext:value-type="string">
            <text:p>set network tunnel ipsec IPsec-zum-Dieter auto-key proxy-id SA5 local 192.168.178.1/32 remote 192.168.1.0/24 protocol any</text:p>
          </table:table-cell>
        </table:table-row>
        <table:table-row table:style-name="ro1">
          <table:table-cell table:formula="of:=[$Input.A8] &amp; &quot; &quot; &amp; [$Input.B8] &amp; &quot; &quot; &amp; [$Input.C8] &amp; &quot; &quot; &amp; [$Input.D8] &amp; &quot; &quot; &amp; [$Input.E8] &amp; &quot; &quot; &amp; [$Input.F8] &amp; &quot; &quot; &amp; [$Input.G8] &amp; &quot; &quot; &amp; [$Input.H8] &amp; &quot; &quot; &amp; [$Input.I8] &amp; &quot; &quot; &amp; [$Input.J8] &amp; &quot; &quot; &amp; [$Input.K8] &amp; &quot; &quot; &amp; [$Input.L8] &amp; &quot; &quot; &amp; [$Input.M8] &amp; &quot; &quot; &amp; [$Input.N8]" office:value-type="string" office:string-value="set network tunnel ipsec IPsec-zum-Dieter auto-key proxy-id SA6 local 192.168.178.1/32 remote 192.168.1.0/24 protocol any" calcext:value-type="string">
            <text:p>set network tunnel ipsec IPsec-zum-Dieter auto-key proxy-id SA6 local 192.168.178.1/32 remote 192.168.1.0/24 protocol any</text:p>
          </table:table-cell>
        </table:table-row>
        <table:table-row table:style-name="ro1">
          <table:table-cell table:formula="of:=[$Input.A9] &amp; &quot; &quot; &amp; [$Input.B9] &amp; &quot; &quot; &amp; [$Input.C9] &amp; &quot; &quot; &amp; [$Input.D9] &amp; &quot; &quot; &amp; [$Input.E9] &amp; &quot; &quot; &amp; [$Input.F9] &amp; &quot; &quot; &amp; [$Input.G9] &amp; &quot; &quot; &amp; [$Input.H9] &amp; &quot; &quot; &amp; [$Input.I9] &amp; &quot; &quot; &amp; [$Input.J9] &amp; &quot; &quot; &amp; [$Input.K9] &amp; &quot; &quot; &amp; [$Input.L9] &amp; &quot; &quot; &amp; [$Input.M9] &amp; &quot; &quot; &amp; [$Input.N9]" office:value-type="string" office:string-value="set network tunnel ipsec IPsec-zum-Dieter auto-key proxy-id SA7 local 192.168.178.1/32 remote 192.168.1.0/24 protocol any" calcext:value-type="string">
            <text:p>set network tunnel ipsec IPsec-zum-Dieter auto-key proxy-id SA7 local 192.168.178.1/32 remote 192.168.1.0/24 protocol any</text:p>
          </table:table-cell>
        </table:table-row>
        <table:table-row table:style-name="ro1">
          <table:table-cell table:formula="of:=[$Input.A10] &amp; &quot; &quot; &amp; [$Input.B10] &amp; &quot; &quot; &amp; [$Input.C10] &amp; &quot; &quot; &amp; [$Input.D10] &amp; &quot; &quot; &amp; [$Input.E10] &amp; &quot; &quot; &amp; [$Input.F10] &amp; &quot; &quot; &amp; [$Input.G10] &amp; &quot; &quot; &amp; [$Input.H10] &amp; &quot; &quot; &amp; [$Input.I10] &amp; &quot; &quot; &amp; [$Input.J10] &amp; &quot; &quot; &amp; [$Input.K10] &amp; &quot; &quot; &amp; [$Input.L10] &amp; &quot; &quot; &amp; [$Input.M10] &amp; &quot; &quot; &amp; [$Input.N10]" office:value-type="string" office:string-value="set network tunnel ipsec IPsec-zum-Dieter auto-key proxy-id SA8 local 192.168.178.1/32 remote 192.168.1.0/24 protocol any" calcext:value-type="string">
            <text:p>set network tunnel ipsec IPsec-zum-Dieter auto-key proxy-id SA8 local 192.168.178.1/32 remote 192.168.1.0/24 protocol any</text:p>
          </table:table-cell>
        </table:table-row>
        <table:table-row table:style-name="ro1">
          <table:table-cell table:formula="of:=[$Input.A11] &amp; &quot; &quot; &amp; [$Input.B11] &amp; &quot; &quot; &amp; [$Input.C11] &amp; &quot; &quot; &amp; [$Input.D11] &amp; &quot; &quot; &amp; [$Input.E11] &amp; &quot; &quot; &amp; [$Input.F11] &amp; &quot; &quot; &amp; [$Input.G11] &amp; &quot; &quot; &amp; [$Input.H11] &amp; &quot; &quot; &amp; [$Input.I11] &amp; &quot; &quot; &amp; [$Input.J11] &amp; &quot; &quot; &amp; [$Input.K11] &amp; &quot; &quot; &amp; [$Input.L11] &amp; &quot; &quot; &amp; [$Input.M11] &amp; &quot; &quot; &amp; [$Input.N11]" office:value-type="string" office:string-value="set network tunnel ipsec IPsec-zum-Dieter auto-key proxy-id SA9 local 192.168.178.1/32 remote 192.168.1.0/24 protocol any" calcext:value-type="string">
            <text:p>set network tunnel ipsec IPsec-zum-Dieter auto-key proxy-id SA9 local 192.168.178.1/32 remote 192.168.1.0/24 protocol any</text:p>
          </table:table-cell>
        </table:table-row>
        <table:table-row table:style-name="ro1">
          <table:table-cell table:formula="of:=[$Input.A12] &amp; &quot; &quot; &amp; [$Input.B12] &amp; &quot; &quot; &amp; [$Input.C12] &amp; &quot; &quot; &amp; [$Input.D12] &amp; &quot; &quot; &amp; [$Input.E12] &amp; &quot; &quot; &amp; [$Input.F12] &amp; &quot; &quot; &amp; [$Input.G12] &amp; &quot; &quot; &amp; [$Input.H12] &amp; &quot; &quot; &amp; [$Input.I12] &amp; &quot; &quot; &amp; [$Input.J12] &amp; &quot; &quot; &amp; [$Input.K12] &amp; &quot; &quot; &amp; [$Input.L12] &amp; &quot; &quot; &amp; [$Input.M12] &amp; &quot; &quot; &amp; [$Input.N12]" office:value-type="string" office:string-value="set network tunnel ipsec IPsec-zum-Dieter auto-key proxy-id SA10 local 192.168.178.1/32 remote 192.168.1.0/24 protocol any" calcext:value-type="string">
            <text:p>set network tunnel ipsec IPsec-zum-Dieter auto-key proxy-id SA10 local 192.168.178.1/32 remote 192.168.1.0/24 protocol any</text:p>
          </table:table-cell>
        </table:table-row>
        <table:table-row table:style-name="ro1">
          <table:table-cell table:formula="of:=[$Input.A13] &amp; &quot; &quot; &amp; [$Input.B13] &amp; &quot; &quot; &amp; [$Input.C13] &amp; &quot; &quot; &amp; [$Input.D13] &amp; &quot; &quot; &amp; [$Input.E13] &amp; &quot; &quot; &amp; [$Input.F13] &amp; &quot; &quot; &amp; [$Input.G13] &amp; &quot; &quot; &amp; [$Input.H13] &amp; &quot; &quot; &amp; [$Input.I13] &amp; &quot; &quot; &amp; [$Input.J13] &amp; &quot; &quot; &amp; [$Input.K13] &amp; &quot; &quot; &amp; [$Input.L13] &amp; &quot; &quot; &amp; [$Input.M13] &amp; &quot; &quot; &amp; [$Input.N13]" office:value-type="string" office:string-value="set network tunnel ipsec IPsec-zum-Dieter auto-key proxy-id SA11 local 192.168.178.1/32 remote 192.168.1.0/24 protocol any" calcext:value-type="string">
            <text:p>set network tunnel ipsec IPsec-zum-Dieter auto-key proxy-id SA11 local 192.168.178.1/32 remote 192.168.1.0/24 protocol any</text:p>
          </table:table-cell>
        </table:table-row>
        <table:table-row table:style-name="ro1">
          <table:table-cell table:formula="of:=[$Input.A14] &amp; &quot; &quot; &amp; [$Input.B14] &amp; &quot; &quot; &amp; [$Input.C14] &amp; &quot; &quot; &amp; [$Input.D14] &amp; &quot; &quot; &amp; [$Input.E14] &amp; &quot; &quot; &amp; [$Input.F14] &amp; &quot; &quot; &amp; [$Input.G14] &amp; &quot; &quot; &amp; [$Input.H14] &amp; &quot; &quot; &amp; [$Input.I14] &amp; &quot; &quot; &amp; [$Input.J14] &amp; &quot; &quot; &amp; [$Input.K14] &amp; &quot; &quot; &amp; [$Input.L14] &amp; &quot; &quot; &amp; [$Input.M14] &amp; &quot; &quot; &amp; [$Input.N14]" office:value-type="string" office:string-value="set network tunnel ipsec IPsec-zum-Dieter auto-key proxy-id SA12 local 192.168.178.1/32 remote 192.168.1.0/24 protocol any" calcext:value-type="string">
            <text:p>set network tunnel ipsec IPsec-zum-Dieter auto-key proxy-id SA12 local 192.168.178.1/32 remote 192.168.1.0/24 protocol any</text:p>
          </table:table-cell>
        </table:table-row>
        <table:table-row table:style-name="ro1">
          <table:table-cell table:formula="of:=[$Input.A15] &amp; &quot; &quot; &amp; [$Input.B15] &amp; &quot; &quot; &amp; [$Input.C15] &amp; &quot; &quot; &amp; [$Input.D15] &amp; &quot; &quot; &amp; [$Input.E15] &amp; &quot; &quot; &amp; [$Input.F15] &amp; &quot; &quot; &amp; [$Input.G15] &amp; &quot; &quot; &amp; [$Input.H15] &amp; &quot; &quot; &amp; [$Input.I15] &amp; &quot; &quot; &amp; [$Input.J15] &amp; &quot; &quot; &amp; [$Input.K15] &amp; &quot; &quot; &amp; [$Input.L15] &amp; &quot; &quot; &amp; [$Input.M15] &amp; &quot; &quot; &amp; [$Input.N15]" office:value-type="string" office:string-value="set network tunnel ipsec IPsec-zum-Dieter auto-key proxy-id SA13 local 192.168.178.1/32 remote 192.168.1.0/24 protocol any" calcext:value-type="string">
            <text:p>set network tunnel ipsec IPsec-zum-Dieter auto-key proxy-id SA13 local 192.168.178.1/32 remote 192.168.1.0/24 protocol any</text:p>
          </table:table-cell>
        </table:table-row>
        <table:table-row table:style-name="ro1">
          <table:table-cell table:formula="of:=[$Input.A16] &amp; &quot; &quot; &amp; [$Input.B16] &amp; &quot; &quot; &amp; [$Input.C16] &amp; &quot; &quot; &amp; [$Input.D16] &amp; &quot; &quot; &amp; [$Input.E16] &amp; &quot; &quot; &amp; [$Input.F16] &amp; &quot; &quot; &amp; [$Input.G16] &amp; &quot; &quot; &amp; [$Input.H16] &amp; &quot; &quot; &amp; [$Input.I16] &amp; &quot; &quot; &amp; [$Input.J16] &amp; &quot; &quot; &amp; [$Input.K16] &amp; &quot; &quot; &amp; [$Input.L16] &amp; &quot; &quot; &amp; [$Input.M16] &amp; &quot; &quot; &amp; [$Input.N16]" office:value-type="string" office:string-value="set network tunnel ipsec IPsec-zum-Dieter auto-key proxy-id SA14 local 192.168.178.1/32 remote 192.168.1.0/24 protocol any" calcext:value-type="string">
            <text:p>set network tunnel ipsec IPsec-zum-Dieter auto-key proxy-id SA14 local 192.168.178.1/32 remote 192.168.1.0/24 protocol any</text:p>
          </table:table-cell>
        </table:table-row>
        <table:table-row table:style-name="ro1">
          <table:table-cell table:formula="of:=[$Input.A17] &amp; &quot; &quot; &amp; [$Input.B17] &amp; &quot; &quot; &amp; [$Input.C17] &amp; &quot; &quot; &amp; [$Input.D17] &amp; &quot; &quot; &amp; [$Input.E17] &amp; &quot; &quot; &amp; [$Input.F17] &amp; &quot; &quot; &amp; [$Input.G17] &amp; &quot; &quot; &amp; [$Input.H17] &amp; &quot; &quot; &amp; [$Input.I17] &amp; &quot; &quot; &amp; [$Input.J17] &amp; &quot; &quot; &amp; [$Input.K17] &amp; &quot; &quot; &amp; [$Input.L17] &amp; &quot; &quot; &amp; [$Input.M17] &amp; &quot; &quot; &amp; [$Input.N17]" office:value-type="string" office:string-value="set network tunnel ipsec IPsec-zum-Dieter auto-key proxy-id SA15 local 192.168.178.1/32 remote 192.168.1.0/24 protocol any" calcext:value-type="string">
            <text:p>set network tunnel ipsec IPsec-zum-Dieter auto-key proxy-id SA15 local 192.168.178.1/32 remote 192.168.1.0/24 protocol any</text:p>
          </table:table-cell>
        </table:table-row>
        <table:table-row table:style-name="ro1">
          <table:table-cell table:formula="of:=[$Input.A18] &amp; &quot; &quot; &amp; [$Input.B18] &amp; &quot; &quot; &amp; [$Input.C18] &amp; &quot; &quot; &amp; [$Input.D18] &amp; &quot; &quot; &amp; [$Input.E18] &amp; &quot; &quot; &amp; [$Input.F18] &amp; &quot; &quot; &amp; [$Input.G18] &amp; &quot; &quot; &amp; [$Input.H18] &amp; &quot; &quot; &amp; [$Input.I18] &amp; &quot; &quot; &amp; [$Input.J18] &amp; &quot; &quot; &amp; [$Input.K18] &amp; &quot; &quot; &amp; [$Input.L18] &amp; &quot; &quot; &amp; [$Input.M18] &amp; &quot; &quot; &amp; [$Input.N18]" office:value-type="string" office:string-value="set network tunnel ipsec IPsec-zum-Dieter auto-key proxy-id SA16 local 192.168.178.1/32 remote 192.168.1.0/24 protocol any" calcext:value-type="string">
            <text:p>set network tunnel ipsec IPsec-zum-Dieter auto-key proxy-id SA16 local 192.168.178.1/32 remote 192.168.1.0/24 protocol any</text:p>
          </table:table-cell>
        </table:table-row>
        <table:table-row table:style-name="ro1">
          <table:table-cell table:formula="of:=[$Input.A19] &amp; &quot; &quot; &amp; [$Input.B19] &amp; &quot; &quot; &amp; [$Input.C19] &amp; &quot; &quot; &amp; [$Input.D19] &amp; &quot; &quot; &amp; [$Input.E19] &amp; &quot; &quot; &amp; [$Input.F19] &amp; &quot; &quot; &amp; [$Input.G19] &amp; &quot; &quot; &amp; [$Input.H19] &amp; &quot; &quot; &amp; [$Input.I19] &amp; &quot; &quot; &amp; [$Input.J19] &amp; &quot; &quot; &amp; [$Input.K19] &amp; &quot; &quot; &amp; [$Input.L19] &amp; &quot; &quot; &amp; [$Input.M19] &amp; &quot; &quot; &amp; [$Input.N19]" office:value-type="string" office:string-value="set network tunnel ipsec IPsec-zum-Dieter auto-key proxy-id SA17 local 192.168.178.1/32 remote 192.168.1.0/24 protocol any" calcext:value-type="string">
            <text:p>set network tunnel ipsec IPsec-zum-Dieter auto-key proxy-id SA17 local 192.168.178.1/32 remote 192.168.1.0/24 protocol any</text:p>
          </table:table-cell>
        </table:table-row>
        <table:table-row table:style-name="ro1">
          <table:table-cell table:formula="of:=[$Input.A20] &amp; &quot; &quot; &amp; [$Input.B20] &amp; &quot; &quot; &amp; [$Input.C20] &amp; &quot; &quot; &amp; [$Input.D20] &amp; &quot; &quot; &amp; [$Input.E20] &amp; &quot; &quot; &amp; [$Input.F20] &amp; &quot; &quot; &amp; [$Input.G20] &amp; &quot; &quot; &amp; [$Input.H20] &amp; &quot; &quot; &amp; [$Input.I20] &amp; &quot; &quot; &amp; [$Input.J20] &amp; &quot; &quot; &amp; [$Input.K20] &amp; &quot; &quot; &amp; [$Input.L20] &amp; &quot; &quot; &amp; [$Input.M20] &amp; &quot; &quot; &amp; [$Input.N20]" office:value-type="string" office:string-value="set network tunnel ipsec IPsec-zum-Dieter auto-key proxy-id SA18 local 192.168.178.1/32 remote 192.168.1.0/24 protocol any" calcext:value-type="string">
            <text:p>set network tunnel ipsec IPsec-zum-Dieter auto-key proxy-id SA18 local 192.168.178.1/32 remote 192.168.1.0/24 protocol any</text:p>
          </table:table-cell>
        </table:table-row>
        <table:table-row table:style-name="ro1">
          <table:table-cell table:formula="of:=[$Input.A21] &amp; &quot; &quot; &amp; [$Input.B21] &amp; &quot; &quot; &amp; [$Input.C21] &amp; &quot; &quot; &amp; [$Input.D21] &amp; &quot; &quot; &amp; [$Input.E21] &amp; &quot; &quot; &amp; [$Input.F21] &amp; &quot; &quot; &amp; [$Input.G21] &amp; &quot; &quot; &amp; [$Input.H21] &amp; &quot; &quot; &amp; [$Input.I21] &amp; &quot; &quot; &amp; [$Input.J21] &amp; &quot; &quot; &amp; [$Input.K21] &amp; &quot; &quot; &amp; [$Input.L21] &amp; &quot; &quot; &amp; [$Input.M21] &amp; &quot; &quot; &amp; [$Input.N21]" office:value-type="string" office:string-value="set network tunnel ipsec IPsec-zum-Dieter auto-key proxy-id SA19 local 192.168.178.1/32 remote 192.168.1.0/24 protocol any" calcext:value-type="string">
            <text:p>set network tunnel ipsec IPsec-zum-Dieter auto-key proxy-id SA19 local 192.168.178.1/32 remote 192.168.1.0/24 protocol any</text:p>
          </table:table-cell>
        </table:table-row>
        <table:table-row table:style-name="ro1">
          <table:table-cell table:formula="of:=[$Input.A22] &amp; &quot; &quot; &amp; [$Input.B22] &amp; &quot; &quot; &amp; [$Input.C22] &amp; &quot; &quot; &amp; [$Input.D22] &amp; &quot; &quot; &amp; [$Input.E22] &amp; &quot; &quot; &amp; [$Input.F22] &amp; &quot; &quot; &amp; [$Input.G22] &amp; &quot; &quot; &amp; [$Input.H22] &amp; &quot; &quot; &amp; [$Input.I22] &amp; &quot; &quot; &amp; [$Input.J22] &amp; &quot; &quot; &amp; [$Input.K22] &amp; &quot; &quot; &amp; [$Input.L22] &amp; &quot; &quot; &amp; [$Input.M22] &amp; &quot; &quot; &amp; [$Input.N22]" office:value-type="string" office:string-value="set network tunnel ipsec IPsec-zum-Dieter auto-key proxy-id SA20 local 192.168.178.1/32 remote 192.168.1.0/24 protocol any" calcext:value-type="string">
            <text:p>set network tunnel ipsec IPsec-zum-Dieter auto-key proxy-id SA20 local 192.168.178.1/32 remote 192.168.1.0/24 protocol any</text:p>
          </table:table-cell>
        </table:table-row>
        <table:table-row table:style-name="ro1">
          <table:table-cell table:formula="of:=[$Input.A23] &amp; &quot; &quot; &amp; [$Input.B23] &amp; &quot; &quot; &amp; [$Input.C23] &amp; &quot; &quot; &amp; [$Input.D23] &amp; &quot; &quot; &amp; [$Input.E23] &amp; &quot; &quot; &amp; [$Input.F23] &amp; &quot; &quot; &amp; [$Input.G23] &amp; &quot; &quot; &amp; [$Input.H23] &amp; &quot; &quot; &amp; [$Input.I23] &amp; &quot; &quot; &amp; [$Input.J23] &amp; &quot; &quot; &amp; [$Input.K23] &amp; &quot; &quot; &amp; [$Input.L23] &amp; &quot; &quot; &amp; [$Input.M23] &amp; &quot; &quot; &amp; [$Input.N23]" office:value-type="string" office:string-value="set network tunnel ipsec IPsec-zum-Dieter auto-key proxy-id SA21 local 192.168.178.1/32 remote 192.168.1.0/24 protocol any" calcext:value-type="string">
            <text:p>set network tunnel ipsec IPsec-zum-Dieter auto-key proxy-id SA21 local 192.168.178.1/32 remote 192.168.1.0/24 protocol any</text:p>
          </table:table-cell>
        </table:table-row>
        <table:table-row table:style-name="ro1">
          <table:table-cell table:formula="of:=[$Input.A24] &amp; &quot; &quot; &amp; [$Input.B24] &amp; &quot; &quot; &amp; [$Input.C24] &amp; &quot; &quot; &amp; [$Input.D24] &amp; &quot; &quot; &amp; [$Input.E24] &amp; &quot; &quot; &amp; [$Input.F24] &amp; &quot; &quot; &amp; [$Input.G24] &amp; &quot; &quot; &amp; [$Input.H24] &amp; &quot; &quot; &amp; [$Input.I24] &amp; &quot; &quot; &amp; [$Input.J24] &amp; &quot; &quot; &amp; [$Input.K24] &amp; &quot; &quot; &amp; [$Input.L24] &amp; &quot; &quot; &amp; [$Input.M24] &amp; &quot; &quot; &amp; [$Input.N24]" office:value-type="string" office:string-value="set network tunnel ipsec IPsec-zum-Dieter auto-key proxy-id SA22 local 192.168.178.1/32 remote 192.168.1.0/24 protocol any" calcext:value-type="string">
            <text:p>set network tunnel ipsec IPsec-zum-Dieter auto-key proxy-id SA22 local 192.168.178.1/32 remote 192.168.1.0/24 protocol any</text:p>
          </table:table-cell>
        </table:table-row>
        <table:table-row table:style-name="ro1">
          <table:table-cell table:formula="of:=[$Input.A25] &amp; &quot; &quot; &amp; [$Input.B25] &amp; &quot; &quot; &amp; [$Input.C25] &amp; &quot; &quot; &amp; [$Input.D25] &amp; &quot; &quot; &amp; [$Input.E25] &amp; &quot; &quot; &amp; [$Input.F25] &amp; &quot; &quot; &amp; [$Input.G25] &amp; &quot; &quot; &amp; [$Input.H25] &amp; &quot; &quot; &amp; [$Input.I25] &amp; &quot; &quot; &amp; [$Input.J25] &amp; &quot; &quot; &amp; [$Input.K25] &amp; &quot; &quot; &amp; [$Input.L25] &amp; &quot; &quot; &amp; [$Input.M25] &amp; &quot; &quot; &amp; [$Input.N25]" office:value-type="string" office:string-value="set network tunnel ipsec IPsec-zum-Dieter auto-key proxy-id SA23 local 192.168.178.1/32 remote 192.168.1.0/24 protocol any" calcext:value-type="string">
            <text:p>set network tunnel ipsec IPsec-zum-Dieter auto-key proxy-id SA23 local 192.168.178.1/32 remote 192.168.1.0/24 protocol any</text:p>
          </table:table-cell>
        </table:table-row>
        <table:table-row table:style-name="ro1">
          <table:table-cell table:formula="of:=[$Input.A26] &amp; &quot; &quot; &amp; [$Input.B26] &amp; &quot; &quot; &amp; [$Input.C26] &amp; &quot; &quot; &amp; [$Input.D26] &amp; &quot; &quot; &amp; [$Input.E26] &amp; &quot; &quot; &amp; [$Input.F26] &amp; &quot; &quot; &amp; [$Input.G26] &amp; &quot; &quot; &amp; [$Input.H26] &amp; &quot; &quot; &amp; [$Input.I26] &amp; &quot; &quot; &amp; [$Input.J26] &amp; &quot; &quot; &amp; [$Input.K26] &amp; &quot; &quot; &amp; [$Input.L26] &amp; &quot; &quot; &amp; [$Input.M26] &amp; &quot; &quot; &amp; [$Input.N26]" office:value-type="string" office:string-value="set network tunnel ipsec IPsec-zum-Dieter auto-key proxy-id SA24 local 192.168.178.1/32 remote 192.168.1.0/24 protocol any" calcext:value-type="string">
            <text:p>set network tunnel ipsec IPsec-zum-Dieter auto-key proxy-id SA24 local 192.168.178.1/32 remote 192.168.1.0/24 protocol any</text:p>
          </table:table-cell>
        </table:table-row>
        <table:table-row table:style-name="ro1">
          <table:table-cell table:formula="of:=[$Input.A27] &amp; &quot; &quot; &amp; [$Input.B27] &amp; &quot; &quot; &amp; [$Input.C27] &amp; &quot; &quot; &amp; [$Input.D27] &amp; &quot; &quot; &amp; [$Input.E27] &amp; &quot; &quot; &amp; [$Input.F27] &amp; &quot; &quot; &amp; [$Input.G27] &amp; &quot; &quot; &amp; [$Input.H27] &amp; &quot; &quot; &amp; [$Input.I27] &amp; &quot; &quot; &amp; [$Input.J27] &amp; &quot; &quot; &amp; [$Input.K27] &amp; &quot; &quot; &amp; [$Input.L27] &amp; &quot; &quot; &amp; [$Input.M27] &amp; &quot; &quot; &amp; [$Input.N27]" office:value-type="string" office:string-value="set network tunnel ipsec IPsec-zum-Dieter auto-key proxy-id SA25 local 192.168.178.1/32 remote 192.168.1.0/24 protocol any" calcext:value-type="string">
            <text:p>set network tunnel ipsec IPsec-zum-Dieter auto-key proxy-id SA25 local 192.168.178.1/32 remote 192.168.1.0/24 protocol any</text:p>
          </table:table-cell>
        </table:table-row>
        <table:table-row table:style-name="ro1">
          <table:table-cell table:formula="of:=[$Input.A28] &amp; &quot; &quot; &amp; [$Input.B28] &amp; &quot; &quot; &amp; [$Input.C28] &amp; &quot; &quot; &amp; [$Input.D28] &amp; &quot; &quot; &amp; [$Input.E28] &amp; &quot; &quot; &amp; [$Input.F28] &amp; &quot; &quot; &amp; [$Input.G28] &amp; &quot; &quot; &amp; [$Input.H28] &amp; &quot; &quot; &amp; [$Input.I28] &amp; &quot; &quot; &amp; [$Input.J28] &amp; &quot; &quot; &amp; [$Input.K28] &amp; &quot; &quot; &amp; [$Input.L28] &amp; &quot; &quot; &amp; [$Input.M28] &amp; &quot; &quot; &amp; [$Input.N28]" office:value-type="string" office:string-value="set network tunnel ipsec IPsec-zum-Dieter auto-key proxy-id SA26 local 192.168.178.1/32 remote 192.168.1.0/24 protocol any" calcext:value-type="string">
            <text:p>set network tunnel ipsec IPsec-zum-Dieter auto-key proxy-id SA26 local 192.168.178.1/32 remote 192.168.1.0/24 protocol any</text:p>
          </table:table-cell>
        </table:table-row>
        <table:table-row table:style-name="ro1">
          <table:table-cell table:formula="of:=[$Input.A29] &amp; &quot; &quot; &amp; [$Input.B29] &amp; &quot; &quot; &amp; [$Input.C29] &amp; &quot; &quot; &amp; [$Input.D29] &amp; &quot; &quot; &amp; [$Input.E29] &amp; &quot; &quot; &amp; [$Input.F29] &amp; &quot; &quot; &amp; [$Input.G29] &amp; &quot; &quot; &amp; [$Input.H29] &amp; &quot; &quot; &amp; [$Input.I29] &amp; &quot; &quot; &amp; [$Input.J29] &amp; &quot; &quot; &amp; [$Input.K29] &amp; &quot; &quot; &amp; [$Input.L29] &amp; &quot; &quot; &amp; [$Input.M29] &amp; &quot; &quot; &amp; [$Input.N29]" office:value-type="string" office:string-value="set network tunnel ipsec IPsec-zum-Dieter auto-key proxy-id SA27 local 192.168.178.1/32 remote 192.168.1.0/24 protocol any" calcext:value-type="string">
            <text:p>set network tunnel ipsec IPsec-zum-Dieter auto-key proxy-id SA27 local 192.168.178.1/32 remote 192.168.1.0/24 protocol any</text:p>
          </table:table-cell>
        </table:table-row>
        <table:table-row table:style-name="ro1">
          <table:table-cell table:formula="of:=[$Input.A30] &amp; &quot; &quot; &amp; [$Input.B30] &amp; &quot; &quot; &amp; [$Input.C30] &amp; &quot; &quot; &amp; [$Input.D30] &amp; &quot; &quot; &amp; [$Input.E30] &amp; &quot; &quot; &amp; [$Input.F30] &amp; &quot; &quot; &amp; [$Input.G30] &amp; &quot; &quot; &amp; [$Input.H30] &amp; &quot; &quot; &amp; [$Input.I30] &amp; &quot; &quot; &amp; [$Input.J30] &amp; &quot; &quot; &amp; [$Input.K30] &amp; &quot; &quot; &amp; [$Input.L30] &amp; &quot; &quot; &amp; [$Input.M30] &amp; &quot; &quot; &amp; [$Input.N30]" office:value-type="string" office:string-value="set network tunnel ipsec IPsec-zum-Dieter auto-key proxy-id SA28 local 192.168.178.1/32 remote 192.168.1.0/24 protocol any" calcext:value-type="string">
            <text:p>set network tunnel ipsec IPsec-zum-Dieter auto-key proxy-id SA28 local 192.168.178.1/32 remote 192.168.1.0/24 protocol any</text:p>
          </table:table-cell>
        </table:table-row>
        <table:table-row table:style-name="ro1">
          <table:table-cell table:formula="of:=[$Input.A31] &amp; &quot; &quot; &amp; [$Input.B31] &amp; &quot; &quot; &amp; [$Input.C31] &amp; &quot; &quot; &amp; [$Input.D31] &amp; &quot; &quot; &amp; [$Input.E31] &amp; &quot; &quot; &amp; [$Input.F31] &amp; &quot; &quot; &amp; [$Input.G31] &amp; &quot; &quot; &amp; [$Input.H31] &amp; &quot; &quot; &amp; [$Input.I31] &amp; &quot; &quot; &amp; [$Input.J31] &amp; &quot; &quot; &amp; [$Input.K31] &amp; &quot; &quot; &amp; [$Input.L31] &amp; &quot; &quot; &amp; [$Input.M31] &amp; &quot; &quot; &amp; [$Input.N31]" office:value-type="string" office:string-value="set network tunnel ipsec IPsec-zum-Dieter auto-key proxy-id SA29 local 192.168.178.1/32 remote 192.168.1.0/24 protocol any" calcext:value-type="string">
            <text:p>set network tunnel ipsec IPsec-zum-Dieter auto-key proxy-id SA29 local 192.168.178.1/32 remote 192.168.1.0/24 protocol any</text:p>
          </table:table-cell>
        </table:table-row>
        <table:table-row table:style-name="ro1">
          <table:table-cell table:formula="of:=[$Input.A32] &amp; &quot; &quot; &amp; [$Input.B32] &amp; &quot; &quot; &amp; [$Input.C32] &amp; &quot; &quot; &amp; [$Input.D32] &amp; &quot; &quot; &amp; [$Input.E32] &amp; &quot; &quot; &amp; [$Input.F32] &amp; &quot; &quot; &amp; [$Input.G32] &amp; &quot; &quot; &amp; [$Input.H32] &amp; &quot; &quot; &amp; [$Input.I32] &amp; &quot; &quot; &amp; [$Input.J32] &amp; &quot; &quot; &amp; [$Input.K32] &amp; &quot; &quot; &amp; [$Input.L32] &amp; &quot; &quot; &amp; [$Input.M32] &amp; &quot; &quot; &amp; [$Input.N32]" office:value-type="string" office:string-value="set network tunnel ipsec IPsec-zum-Dieter auto-key proxy-id SA30 local 192.168.178.1/32 remote 192.168.1.0/24 protocol any" calcext:value-type="string">
            <text:p>set network tunnel ipsec IPsec-zum-Dieter auto-key proxy-id SA30 local 192.168.178.1/32 remote 192.168.1.0/24 protocol any</text:p>
          </table:table-cell>
        </table:table-row>
        <table:table-row table:style-name="ro1">
          <table:table-cell table:formula="of:=[$Input.A33] &amp; &quot; &quot; &amp; [$Input.B33] &amp; &quot; &quot; &amp; [$Input.C33] &amp; &quot; &quot; &amp; [$Input.D33] &amp; &quot; &quot; &amp; [$Input.E33] &amp; &quot; &quot; &amp; [$Input.F33] &amp; &quot; &quot; &amp; [$Input.G33] &amp; &quot; &quot; &amp; [$Input.H33] &amp; &quot; &quot; &amp; [$Input.I33] &amp; &quot; &quot; &amp; [$Input.J33] &amp; &quot; &quot; &amp; [$Input.K33] &amp; &quot; &quot; &amp; [$Input.L33] &amp; &quot; &quot; &amp; [$Input.M33] &amp; &quot; &quot; &amp; [$Input.N3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4] &amp; &quot; &quot; &amp; [$Input.B34] &amp; &quot; &quot; &amp; [$Input.C34] &amp; &quot; &quot; &amp; [$Input.D34] &amp; &quot; &quot; &amp; [$Input.E34] &amp; &quot; &quot; &amp; [$Input.F34] &amp; &quot; &quot; &amp; [$Input.G34] &amp; &quot; &quot; &amp; [$Input.H34] &amp; &quot; &quot; &amp; [$Input.I34] &amp; &quot; &quot; &amp; [$Input.J34] &amp; &quot; &quot; &amp; [$Input.K34] &amp; &quot; &quot; &amp; [$Input.L34] &amp; &quot; &quot; &amp; [$Input.M34] &amp; &quot; &quot; &amp; [$Input.N3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5] &amp; &quot; &quot; &amp; [$Input.B35] &amp; &quot; &quot; &amp; [$Input.C35] &amp; &quot; &quot; &amp; [$Input.D35] &amp; &quot; &quot; &amp; [$Input.E35] &amp; &quot; &quot; &amp; [$Input.F35] &amp; &quot; &quot; &amp; [$Input.G35] &amp; &quot; &quot; &amp; [$Input.H35] &amp; &quot; &quot; &amp; [$Input.I35] &amp; &quot; &quot; &amp; [$Input.J35] &amp; &quot; &quot; &amp; [$Input.K35] &amp; &quot; &quot; &amp; [$Input.L35] &amp; &quot; &quot; &amp; [$Input.M35] &amp; &quot; &quot; &amp; [$Input.N3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6] &amp; &quot; &quot; &amp; [$Input.B36] &amp; &quot; &quot; &amp; [$Input.C36] &amp; &quot; &quot; &amp; [$Input.D36] &amp; &quot; &quot; &amp; [$Input.E36] &amp; &quot; &quot; &amp; [$Input.F36] &amp; &quot; &quot; &amp; [$Input.G36] &amp; &quot; &quot; &amp; [$Input.H36] &amp; &quot; &quot; &amp; [$Input.I36] &amp; &quot; &quot; &amp; [$Input.J36] &amp; &quot; &quot; &amp; [$Input.K36] &amp; &quot; &quot; &amp; [$Input.L36] &amp; &quot; &quot; &amp; [$Input.M36] &amp; &quot; &quot; &amp; [$Input.N3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7] &amp; &quot; &quot; &amp; [$Input.B37] &amp; &quot; &quot; &amp; [$Input.C37] &amp; &quot; &quot; &amp; [$Input.D37] &amp; &quot; &quot; &amp; [$Input.E37] &amp; &quot; &quot; &amp; [$Input.F37] &amp; &quot; &quot; &amp; [$Input.G37] &amp; &quot; &quot; &amp; [$Input.H37] &amp; &quot; &quot; &amp; [$Input.I37] &amp; &quot; &quot; &amp; [$Input.J37] &amp; &quot; &quot; &amp; [$Input.K37] &amp; &quot; &quot; &amp; [$Input.L37] &amp; &quot; &quot; &amp; [$Input.M37] &amp; &quot; &quot; &amp; [$Input.N3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8] &amp; &quot; &quot; &amp; [$Input.B38] &amp; &quot; &quot; &amp; [$Input.C38] &amp; &quot; &quot; &amp; [$Input.D38] &amp; &quot; &quot; &amp; [$Input.E38] &amp; &quot; &quot; &amp; [$Input.F38] &amp; &quot; &quot; &amp; [$Input.G38] &amp; &quot; &quot; &amp; [$Input.H38] &amp; &quot; &quot; &amp; [$Input.I38] &amp; &quot; &quot; &amp; [$Input.J38] &amp; &quot; &quot; &amp; [$Input.K38] &amp; &quot; &quot; &amp; [$Input.L38] &amp; &quot; &quot; &amp; [$Input.M38] &amp; &quot; &quot; &amp; [$Input.N3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39] &amp; &quot; &quot; &amp; [$Input.B39] &amp; &quot; &quot; &amp; [$Input.C39] &amp; &quot; &quot; &amp; [$Input.D39] &amp; &quot; &quot; &amp; [$Input.E39] &amp; &quot; &quot; &amp; [$Input.F39] &amp; &quot; &quot; &amp; [$Input.G39] &amp; &quot; &quot; &amp; [$Input.H39] &amp; &quot; &quot; &amp; [$Input.I39] &amp; &quot; &quot; &amp; [$Input.J39] &amp; &quot; &quot; &amp; [$Input.K39] &amp; &quot; &quot; &amp; [$Input.L39] &amp; &quot; &quot; &amp; [$Input.M39] &amp; &quot; &quot; &amp; [$Input.N3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0] &amp; &quot; &quot; &amp; [$Input.B40] &amp; &quot; &quot; &amp; [$Input.C40] &amp; &quot; &quot; &amp; [$Input.D40] &amp; &quot; &quot; &amp; [$Input.E40] &amp; &quot; &quot; &amp; [$Input.F40] &amp; &quot; &quot; &amp; [$Input.G40] &amp; &quot; &quot; &amp; [$Input.H40] &amp; &quot; &quot; &amp; [$Input.I40] &amp; &quot; &quot; &amp; [$Input.J40] &amp; &quot; &quot; &amp; [$Input.K40] &amp; &quot; &quot; &amp; [$Input.L40] &amp; &quot; &quot; &amp; [$Input.M40] &amp; &quot; &quot; &amp; [$Input.N4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1] &amp; &quot; &quot; &amp; [$Input.B41] &amp; &quot; &quot; &amp; [$Input.C41] &amp; &quot; &quot; &amp; [$Input.D41] &amp; &quot; &quot; &amp; [$Input.E41] &amp; &quot; &quot; &amp; [$Input.F41] &amp; &quot; &quot; &amp; [$Input.G41] &amp; &quot; &quot; &amp; [$Input.H41] &amp; &quot; &quot; &amp; [$Input.I41] &amp; &quot; &quot; &amp; [$Input.J41] &amp; &quot; &quot; &amp; [$Input.K41] &amp; &quot; &quot; &amp; [$Input.L41] &amp; &quot; &quot; &amp; [$Input.M41] &amp; &quot; &quot; &amp; [$Input.N4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2] &amp; &quot; &quot; &amp; [$Input.B42] &amp; &quot; &quot; &amp; [$Input.C42] &amp; &quot; &quot; &amp; [$Input.D42] &amp; &quot; &quot; &amp; [$Input.E42] &amp; &quot; &quot; &amp; [$Input.F42] &amp; &quot; &quot; &amp; [$Input.G42] &amp; &quot; &quot; &amp; [$Input.H42] &amp; &quot; &quot; &amp; [$Input.I42] &amp; &quot; &quot; &amp; [$Input.J42] &amp; &quot; &quot; &amp; [$Input.K42] &amp; &quot; &quot; &amp; [$Input.L42] &amp; &quot; &quot; &amp; [$Input.M42] &amp; &quot; &quot; &amp; [$Input.N4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3] &amp; &quot; &quot; &amp; [$Input.B43] &amp; &quot; &quot; &amp; [$Input.C43] &amp; &quot; &quot; &amp; [$Input.D43] &amp; &quot; &quot; &amp; [$Input.E43] &amp; &quot; &quot; &amp; [$Input.F43] &amp; &quot; &quot; &amp; [$Input.G43] &amp; &quot; &quot; &amp; [$Input.H43] &amp; &quot; &quot; &amp; [$Input.I43] &amp; &quot; &quot; &amp; [$Input.J43] &amp; &quot; &quot; &amp; [$Input.K43] &amp; &quot; &quot; &amp; [$Input.L43] &amp; &quot; &quot; &amp; [$Input.M43] &amp; &quot; &quot; &amp; [$Input.N4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4] &amp; &quot; &quot; &amp; [$Input.B44] &amp; &quot; &quot; &amp; [$Input.C44] &amp; &quot; &quot; &amp; [$Input.D44] &amp; &quot; &quot; &amp; [$Input.E44] &amp; &quot; &quot; &amp; [$Input.F44] &amp; &quot; &quot; &amp; [$Input.G44] &amp; &quot; &quot; &amp; [$Input.H44] &amp; &quot; &quot; &amp; [$Input.I44] &amp; &quot; &quot; &amp; [$Input.J44] &amp; &quot; &quot; &amp; [$Input.K44] &amp; &quot; &quot; &amp; [$Input.L44] &amp; &quot; &quot; &amp; [$Input.M44] &amp; &quot; &quot; &amp; [$Input.N4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5] &amp; &quot; &quot; &amp; [$Input.B45] &amp; &quot; &quot; &amp; [$Input.C45] &amp; &quot; &quot; &amp; [$Input.D45] &amp; &quot; &quot; &amp; [$Input.E45] &amp; &quot; &quot; &amp; [$Input.F45] &amp; &quot; &quot; &amp; [$Input.G45] &amp; &quot; &quot; &amp; [$Input.H45] &amp; &quot; &quot; &amp; [$Input.I45] &amp; &quot; &quot; &amp; [$Input.J45] &amp; &quot; &quot; &amp; [$Input.K45] &amp; &quot; &quot; &amp; [$Input.L45] &amp; &quot; &quot; &amp; [$Input.M45] &amp; &quot; &quot; &amp; [$Input.N4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6] &amp; &quot; &quot; &amp; [$Input.B46] &amp; &quot; &quot; &amp; [$Input.C46] &amp; &quot; &quot; &amp; [$Input.D46] &amp; &quot; &quot; &amp; [$Input.E46] &amp; &quot; &quot; &amp; [$Input.F46] &amp; &quot; &quot; &amp; [$Input.G46] &amp; &quot; &quot; &amp; [$Input.H46] &amp; &quot; &quot; &amp; [$Input.I46] &amp; &quot; &quot; &amp; [$Input.J46] &amp; &quot; &quot; &amp; [$Input.K46] &amp; &quot; &quot; &amp; [$Input.L46] &amp; &quot; &quot; &amp; [$Input.M46] &amp; &quot; &quot; &amp; [$Input.N4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7] &amp; &quot; &quot; &amp; [$Input.B47] &amp; &quot; &quot; &amp; [$Input.C47] &amp; &quot; &quot; &amp; [$Input.D47] &amp; &quot; &quot; &amp; [$Input.E47] &amp; &quot; &quot; &amp; [$Input.F47] &amp; &quot; &quot; &amp; [$Input.G47] &amp; &quot; &quot; &amp; [$Input.H47] &amp; &quot; &quot; &amp; [$Input.I47] &amp; &quot; &quot; &amp; [$Input.J47] &amp; &quot; &quot; &amp; [$Input.K47] &amp; &quot; &quot; &amp; [$Input.L47] &amp; &quot; &quot; &amp; [$Input.M47] &amp; &quot; &quot; &amp; [$Input.N4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8] &amp; &quot; &quot; &amp; [$Input.B48] &amp; &quot; &quot; &amp; [$Input.C48] &amp; &quot; &quot; &amp; [$Input.D48] &amp; &quot; &quot; &amp; [$Input.E48] &amp; &quot; &quot; &amp; [$Input.F48] &amp; &quot; &quot; &amp; [$Input.G48] &amp; &quot; &quot; &amp; [$Input.H48] &amp; &quot; &quot; &amp; [$Input.I48] &amp; &quot; &quot; &amp; [$Input.J48] &amp; &quot; &quot; &amp; [$Input.K48] &amp; &quot; &quot; &amp; [$Input.L48] &amp; &quot; &quot; &amp; [$Input.M48] &amp; &quot; &quot; &amp; [$Input.N4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49] &amp; &quot; &quot; &amp; [$Input.B49] &amp; &quot; &quot; &amp; [$Input.C49] &amp; &quot; &quot; &amp; [$Input.D49] &amp; &quot; &quot; &amp; [$Input.E49] &amp; &quot; &quot; &amp; [$Input.F49] &amp; &quot; &quot; &amp; [$Input.G49] &amp; &quot; &quot; &amp; [$Input.H49] &amp; &quot; &quot; &amp; [$Input.I49] &amp; &quot; &quot; &amp; [$Input.J49] &amp; &quot; &quot; &amp; [$Input.K49] &amp; &quot; &quot; &amp; [$Input.L49] &amp; &quot; &quot; &amp; [$Input.M49] &amp; &quot; &quot; &amp; [$Input.N4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0] &amp; &quot; &quot; &amp; [$Input.B50] &amp; &quot; &quot; &amp; [$Input.C50] &amp; &quot; &quot; &amp; [$Input.D50] &amp; &quot; &quot; &amp; [$Input.E50] &amp; &quot; &quot; &amp; [$Input.F50] &amp; &quot; &quot; &amp; [$Input.G50] &amp; &quot; &quot; &amp; [$Input.H50] &amp; &quot; &quot; &amp; [$Input.I50] &amp; &quot; &quot; &amp; [$Input.J50] &amp; &quot; &quot; &amp; [$Input.K50] &amp; &quot; &quot; &amp; [$Input.L50] &amp; &quot; &quot; &amp; [$Input.M50] &amp; &quot; &quot; &amp; [$Input.N5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1] &amp; &quot; &quot; &amp; [$Input.B51] &amp; &quot; &quot; &amp; [$Input.C51] &amp; &quot; &quot; &amp; [$Input.D51] &amp; &quot; &quot; &amp; [$Input.E51] &amp; &quot; &quot; &amp; [$Input.F51] &amp; &quot; &quot; &amp; [$Input.G51] &amp; &quot; &quot; &amp; [$Input.H51] &amp; &quot; &quot; &amp; [$Input.I51] &amp; &quot; &quot; &amp; [$Input.J51] &amp; &quot; &quot; &amp; [$Input.K51] &amp; &quot; &quot; &amp; [$Input.L51] &amp; &quot; &quot; &amp; [$Input.M51] &amp; &quot; &quot; &amp; [$Input.N5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2] &amp; &quot; &quot; &amp; [$Input.B52] &amp; &quot; &quot; &amp; [$Input.C52] &amp; &quot; &quot; &amp; [$Input.D52] &amp; &quot; &quot; &amp; [$Input.E52] &amp; &quot; &quot; &amp; [$Input.F52] &amp; &quot; &quot; &amp; [$Input.G52] &amp; &quot; &quot; &amp; [$Input.H52] &amp; &quot; &quot; &amp; [$Input.I52] &amp; &quot; &quot; &amp; [$Input.J52] &amp; &quot; &quot; &amp; [$Input.K52] &amp; &quot; &quot; &amp; [$Input.L52] &amp; &quot; &quot; &amp; [$Input.M52] &amp; &quot; &quot; &amp; [$Input.N5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3] &amp; &quot; &quot; &amp; [$Input.B53] &amp; &quot; &quot; &amp; [$Input.C53] &amp; &quot; &quot; &amp; [$Input.D53] &amp; &quot; &quot; &amp; [$Input.E53] &amp; &quot; &quot; &amp; [$Input.F53] &amp; &quot; &quot; &amp; [$Input.G53] &amp; &quot; &quot; &amp; [$Input.H53] &amp; &quot; &quot; &amp; [$Input.I53] &amp; &quot; &quot; &amp; [$Input.J53] &amp; &quot; &quot; &amp; [$Input.K53] &amp; &quot; &quot; &amp; [$Input.L53] &amp; &quot; &quot; &amp; [$Input.M53] &amp; &quot; &quot; &amp; [$Input.N5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4] &amp; &quot; &quot; &amp; [$Input.B54] &amp; &quot; &quot; &amp; [$Input.C54] &amp; &quot; &quot; &amp; [$Input.D54] &amp; &quot; &quot; &amp; [$Input.E54] &amp; &quot; &quot; &amp; [$Input.F54] &amp; &quot; &quot; &amp; [$Input.G54] &amp; &quot; &quot; &amp; [$Input.H54] &amp; &quot; &quot; &amp; [$Input.I54] &amp; &quot; &quot; &amp; [$Input.J54] &amp; &quot; &quot; &amp; [$Input.K54] &amp; &quot; &quot; &amp; [$Input.L54] &amp; &quot; &quot; &amp; [$Input.M54] &amp; &quot; &quot; &amp; [$Input.N5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5] &amp; &quot; &quot; &amp; [$Input.B55] &amp; &quot; &quot; &amp; [$Input.C55] &amp; &quot; &quot; &amp; [$Input.D55] &amp; &quot; &quot; &amp; [$Input.E55] &amp; &quot; &quot; &amp; [$Input.F55] &amp; &quot; &quot; &amp; [$Input.G55] &amp; &quot; &quot; &amp; [$Input.H55] &amp; &quot; &quot; &amp; [$Input.I55] &amp; &quot; &quot; &amp; [$Input.J55] &amp; &quot; &quot; &amp; [$Input.K55] &amp; &quot; &quot; &amp; [$Input.L55] &amp; &quot; &quot; &amp; [$Input.M55] &amp; &quot; &quot; &amp; [$Input.N5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6] &amp; &quot; &quot; &amp; [$Input.B56] &amp; &quot; &quot; &amp; [$Input.C56] &amp; &quot; &quot; &amp; [$Input.D56] &amp; &quot; &quot; &amp; [$Input.E56] &amp; &quot; &quot; &amp; [$Input.F56] &amp; &quot; &quot; &amp; [$Input.G56] &amp; &quot; &quot; &amp; [$Input.H56] &amp; &quot; &quot; &amp; [$Input.I56] &amp; &quot; &quot; &amp; [$Input.J56] &amp; &quot; &quot; &amp; [$Input.K56] &amp; &quot; &quot; &amp; [$Input.L56] &amp; &quot; &quot; &amp; [$Input.M56] &amp; &quot; &quot; &amp; [$Input.N5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7] &amp; &quot; &quot; &amp; [$Input.B57] &amp; &quot; &quot; &amp; [$Input.C57] &amp; &quot; &quot; &amp; [$Input.D57] &amp; &quot; &quot; &amp; [$Input.E57] &amp; &quot; &quot; &amp; [$Input.F57] &amp; &quot; &quot; &amp; [$Input.G57] &amp; &quot; &quot; &amp; [$Input.H57] &amp; &quot; &quot; &amp; [$Input.I57] &amp; &quot; &quot; &amp; [$Input.J57] &amp; &quot; &quot; &amp; [$Input.K57] &amp; &quot; &quot; &amp; [$Input.L57] &amp; &quot; &quot; &amp; [$Input.M57] &amp; &quot; &quot; &amp; [$Input.N5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8] &amp; &quot; &quot; &amp; [$Input.B58] &amp; &quot; &quot; &amp; [$Input.C58] &amp; &quot; &quot; &amp; [$Input.D58] &amp; &quot; &quot; &amp; [$Input.E58] &amp; &quot; &quot; &amp; [$Input.F58] &amp; &quot; &quot; &amp; [$Input.G58] &amp; &quot; &quot; &amp; [$Input.H58] &amp; &quot; &quot; &amp; [$Input.I58] &amp; &quot; &quot; &amp; [$Input.J58] &amp; &quot; &quot; &amp; [$Input.K58] &amp; &quot; &quot; &amp; [$Input.L58] &amp; &quot; &quot; &amp; [$Input.M58] &amp; &quot; &quot; &amp; [$Input.N5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59] &amp; &quot; &quot; &amp; [$Input.B59] &amp; &quot; &quot; &amp; [$Input.C59] &amp; &quot; &quot; &amp; [$Input.D59] &amp; &quot; &quot; &amp; [$Input.E59] &amp; &quot; &quot; &amp; [$Input.F59] &amp; &quot; &quot; &amp; [$Input.G59] &amp; &quot; &quot; &amp; [$Input.H59] &amp; &quot; &quot; &amp; [$Input.I59] &amp; &quot; &quot; &amp; [$Input.J59] &amp; &quot; &quot; &amp; [$Input.K59] &amp; &quot; &quot; &amp; [$Input.L59] &amp; &quot; &quot; &amp; [$Input.M59] &amp; &quot; &quot; &amp; [$Input.N5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0] &amp; &quot; &quot; &amp; [$Input.B60] &amp; &quot; &quot; &amp; [$Input.C60] &amp; &quot; &quot; &amp; [$Input.D60] &amp; &quot; &quot; &amp; [$Input.E60] &amp; &quot; &quot; &amp; [$Input.F60] &amp; &quot; &quot; &amp; [$Input.G60] &amp; &quot; &quot; &amp; [$Input.H60] &amp; &quot; &quot; &amp; [$Input.I60] &amp; &quot; &quot; &amp; [$Input.J60] &amp; &quot; &quot; &amp; [$Input.K60] &amp; &quot; &quot; &amp; [$Input.L60] &amp; &quot; &quot; &amp; [$Input.M60] &amp; &quot; &quot; &amp; [$Input.N6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1] &amp; &quot; &quot; &amp; [$Input.B61] &amp; &quot; &quot; &amp; [$Input.C61] &amp; &quot; &quot; &amp; [$Input.D61] &amp; &quot; &quot; &amp; [$Input.E61] &amp; &quot; &quot; &amp; [$Input.F61] &amp; &quot; &quot; &amp; [$Input.G61] &amp; &quot; &quot; &amp; [$Input.H61] &amp; &quot; &quot; &amp; [$Input.I61] &amp; &quot; &quot; &amp; [$Input.J61] &amp; &quot; &quot; &amp; [$Input.K61] &amp; &quot; &quot; &amp; [$Input.L61] &amp; &quot; &quot; &amp; [$Input.M61] &amp; &quot; &quot; &amp; [$Input.N6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2] &amp; &quot; &quot; &amp; [$Input.B62] &amp; &quot; &quot; &amp; [$Input.C62] &amp; &quot; &quot; &amp; [$Input.D62] &amp; &quot; &quot; &amp; [$Input.E62] &amp; &quot; &quot; &amp; [$Input.F62] &amp; &quot; &quot; &amp; [$Input.G62] &amp; &quot; &quot; &amp; [$Input.H62] &amp; &quot; &quot; &amp; [$Input.I62] &amp; &quot; &quot; &amp; [$Input.J62] &amp; &quot; &quot; &amp; [$Input.K62] &amp; &quot; &quot; &amp; [$Input.L62] &amp; &quot; &quot; &amp; [$Input.M62] &amp; &quot; &quot; &amp; [$Input.N6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3] &amp; &quot; &quot; &amp; [$Input.B63] &amp; &quot; &quot; &amp; [$Input.C63] &amp; &quot; &quot; &amp; [$Input.D63] &amp; &quot; &quot; &amp; [$Input.E63] &amp; &quot; &quot; &amp; [$Input.F63] &amp; &quot; &quot; &amp; [$Input.G63] &amp; &quot; &quot; &amp; [$Input.H63] &amp; &quot; &quot; &amp; [$Input.I63] &amp; &quot; &quot; &amp; [$Input.J63] &amp; &quot; &quot; &amp; [$Input.K63] &amp; &quot; &quot; &amp; [$Input.L63] &amp; &quot; &quot; &amp; [$Input.M63] &amp; &quot; &quot; &amp; [$Input.N6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4] &amp; &quot; &quot; &amp; [$Input.B64] &amp; &quot; &quot; &amp; [$Input.C64] &amp; &quot; &quot; &amp; [$Input.D64] &amp; &quot; &quot; &amp; [$Input.E64] &amp; &quot; &quot; &amp; [$Input.F64] &amp; &quot; &quot; &amp; [$Input.G64] &amp; &quot; &quot; &amp; [$Input.H64] &amp; &quot; &quot; &amp; [$Input.I64] &amp; &quot; &quot; &amp; [$Input.J64] &amp; &quot; &quot; &amp; [$Input.K64] &amp; &quot; &quot; &amp; [$Input.L64] &amp; &quot; &quot; &amp; [$Input.M64] &amp; &quot; &quot; &amp; [$Input.N6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5] &amp; &quot; &quot; &amp; [$Input.B65] &amp; &quot; &quot; &amp; [$Input.C65] &amp; &quot; &quot; &amp; [$Input.D65] &amp; &quot; &quot; &amp; [$Input.E65] &amp; &quot; &quot; &amp; [$Input.F65] &amp; &quot; &quot; &amp; [$Input.G65] &amp; &quot; &quot; &amp; [$Input.H65] &amp; &quot; &quot; &amp; [$Input.I65] &amp; &quot; &quot; &amp; [$Input.J65] &amp; &quot; &quot; &amp; [$Input.K65] &amp; &quot; &quot; &amp; [$Input.L65] &amp; &quot; &quot; &amp; [$Input.M65] &amp; &quot; &quot; &amp; [$Input.N6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6] &amp; &quot; &quot; &amp; [$Input.B66] &amp; &quot; &quot; &amp; [$Input.C66] &amp; &quot; &quot; &amp; [$Input.D66] &amp; &quot; &quot; &amp; [$Input.E66] &amp; &quot; &quot; &amp; [$Input.F66] &amp; &quot; &quot; &amp; [$Input.G66] &amp; &quot; &quot; &amp; [$Input.H66] &amp; &quot; &quot; &amp; [$Input.I66] &amp; &quot; &quot; &amp; [$Input.J66] &amp; &quot; &quot; &amp; [$Input.K66] &amp; &quot; &quot; &amp; [$Input.L66] &amp; &quot; &quot; &amp; [$Input.M66] &amp; &quot; &quot; &amp; [$Input.N66]" office:value-type="string" office:string-value="                          " calcext:value-type="string">
            <text:p><text:s text:c="26"/></text:p>
          </table:table-cell>
        </table:table-row>
        <table:table-row table:style-name="ro1">
          <table:table-cell table:formula="of:=[$Input.A67] &amp; &quot; &quot; &amp; [$Input.B67] &amp; &quot; &quot; &amp; [$Input.C67] &amp; &quot; &quot; &amp; [$Input.D67] &amp; &quot; &quot; &amp; [$Input.E67] &amp; &quot; &quot; &amp; [$Input.F67] &amp; &quot; &quot; &amp; [$Input.G67] &amp; &quot; &quot; &amp; [$Input.H67] &amp; &quot; &quot; &amp; [$Input.I67] &amp; &quot; &quot; &amp; [$Input.J67] &amp; &quot; &quot; &amp; [$Input.K67] &amp; &quot; &quot; &amp; [$Input.L67] &amp; &quot; &quot; &amp; [$Input.M67] &amp; &quot; &quot; &amp; [$Input.N67]" office:value-type="string" office:string-value="                          " calcext:value-type="string">
            <text:p><text:s text:c="26"/></text:p>
          </table:table-cell>
        </table:table-row>
        <table:table-row table:style-name="ro1">
          <table:table-cell table:formula="of:=[$Input.A68] &amp; &quot; &quot; &amp; [$Input.B68] &amp; &quot; &quot; &amp; [$Input.C68] &amp; &quot; &quot; &amp; [$Input.D68] &amp; &quot; &quot; &amp; [$Input.E68] &amp; &quot; &quot; &amp; [$Input.F68] &amp; &quot; &quot; &amp; [$Input.G68] &amp; &quot; &quot; &amp; [$Input.H68] &amp; &quot; &quot; &amp; [$Input.I68] &amp; &quot; &quot; &amp; [$Input.J68] &amp; &quot; &quot; &amp; [$Input.K68] &amp; &quot; &quot; &amp; [$Input.L68] &amp; &quot; &quot; &amp; [$Input.M68] &amp; &quot; &quot; &amp; [$Input.N6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69] &amp; &quot; &quot; &amp; [$Input.B69] &amp; &quot; &quot; &amp; [$Input.C69] &amp; &quot; &quot; &amp; [$Input.D69] &amp; &quot; &quot; &amp; [$Input.E69] &amp; &quot; &quot; &amp; [$Input.F69] &amp; &quot; &quot; &amp; [$Input.G69] &amp; &quot; &quot; &amp; [$Input.H69] &amp; &quot; &quot; &amp; [$Input.I69] &amp; &quot; &quot; &amp; [$Input.J69] &amp; &quot; &quot; &amp; [$Input.K69] &amp; &quot; &quot; &amp; [$Input.L69] &amp; &quot; &quot; &amp; [$Input.M69] &amp; &quot; &quot; &amp; [$Input.N6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0] &amp; &quot; &quot; &amp; [$Input.B70] &amp; &quot; &quot; &amp; [$Input.C70] &amp; &quot; &quot; &amp; [$Input.D70] &amp; &quot; &quot; &amp; [$Input.E70] &amp; &quot; &quot; &amp; [$Input.F70] &amp; &quot; &quot; &amp; [$Input.G70] &amp; &quot; &quot; &amp; [$Input.H70] &amp; &quot; &quot; &amp; [$Input.I70] &amp; &quot; &quot; &amp; [$Input.J70] &amp; &quot; &quot; &amp; [$Input.K70] &amp; &quot; &quot; &amp; [$Input.L70] &amp; &quot; &quot; &amp; [$Input.M70] &amp; &quot; &quot; &amp; [$Input.N7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1] &amp; &quot; &quot; &amp; [$Input.B71] &amp; &quot; &quot; &amp; [$Input.C71] &amp; &quot; &quot; &amp; [$Input.D71] &amp; &quot; &quot; &amp; [$Input.E71] &amp; &quot; &quot; &amp; [$Input.F71] &amp; &quot; &quot; &amp; [$Input.G71] &amp; &quot; &quot; &amp; [$Input.H71] &amp; &quot; &quot; &amp; [$Input.I71] &amp; &quot; &quot; &amp; [$Input.J71] &amp; &quot; &quot; &amp; [$Input.K71] &amp; &quot; &quot; &amp; [$Input.L71] &amp; &quot; &quot; &amp; [$Input.M71] &amp; &quot; &quot; &amp; [$Input.N7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2] &amp; &quot; &quot; &amp; [$Input.B72] &amp; &quot; &quot; &amp; [$Input.C72] &amp; &quot; &quot; &amp; [$Input.D72] &amp; &quot; &quot; &amp; [$Input.E72] &amp; &quot; &quot; &amp; [$Input.F72] &amp; &quot; &quot; &amp; [$Input.G72] &amp; &quot; &quot; &amp; [$Input.H72] &amp; &quot; &quot; &amp; [$Input.I72] &amp; &quot; &quot; &amp; [$Input.J72] &amp; &quot; &quot; &amp; [$Input.K72] &amp; &quot; &quot; &amp; [$Input.L72] &amp; &quot; &quot; &amp; [$Input.M72] &amp; &quot; &quot; &amp; [$Input.N7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3] &amp; &quot; &quot; &amp; [$Input.B73] &amp; &quot; &quot; &amp; [$Input.C73] &amp; &quot; &quot; &amp; [$Input.D73] &amp; &quot; &quot; &amp; [$Input.E73] &amp; &quot; &quot; &amp; [$Input.F73] &amp; &quot; &quot; &amp; [$Input.G73] &amp; &quot; &quot; &amp; [$Input.H73] &amp; &quot; &quot; &amp; [$Input.I73] &amp; &quot; &quot; &amp; [$Input.J73] &amp; &quot; &quot; &amp; [$Input.K73] &amp; &quot; &quot; &amp; [$Input.L73] &amp; &quot; &quot; &amp; [$Input.M73] &amp; &quot; &quot; &amp; [$Input.N7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4] &amp; &quot; &quot; &amp; [$Input.B74] &amp; &quot; &quot; &amp; [$Input.C74] &amp; &quot; &quot; &amp; [$Input.D74] &amp; &quot; &quot; &amp; [$Input.E74] &amp; &quot; &quot; &amp; [$Input.F74] &amp; &quot; &quot; &amp; [$Input.G74] &amp; &quot; &quot; &amp; [$Input.H74] &amp; &quot; &quot; &amp; [$Input.I74] &amp; &quot; &quot; &amp; [$Input.J74] &amp; &quot; &quot; &amp; [$Input.K74] &amp; &quot; &quot; &amp; [$Input.L74] &amp; &quot; &quot; &amp; [$Input.M74] &amp; &quot; &quot; &amp; [$Input.N7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5] &amp; &quot; &quot; &amp; [$Input.B75] &amp; &quot; &quot; &amp; [$Input.C75] &amp; &quot; &quot; &amp; [$Input.D75] &amp; &quot; &quot; &amp; [$Input.E75] &amp; &quot; &quot; &amp; [$Input.F75] &amp; &quot; &quot; &amp; [$Input.G75] &amp; &quot; &quot; &amp; [$Input.H75] &amp; &quot; &quot; &amp; [$Input.I75] &amp; &quot; &quot; &amp; [$Input.J75] &amp; &quot; &quot; &amp; [$Input.K75] &amp; &quot; &quot; &amp; [$Input.L75] &amp; &quot; &quot; &amp; [$Input.M75] &amp; &quot; &quot; &amp; [$Input.N7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6] &amp; &quot; &quot; &amp; [$Input.B76] &amp; &quot; &quot; &amp; [$Input.C76] &amp; &quot; &quot; &amp; [$Input.D76] &amp; &quot; &quot; &amp; [$Input.E76] &amp; &quot; &quot; &amp; [$Input.F76] &amp; &quot; &quot; &amp; [$Input.G76] &amp; &quot; &quot; &amp; [$Input.H76] &amp; &quot; &quot; &amp; [$Input.I76] &amp; &quot; &quot; &amp; [$Input.J76] &amp; &quot; &quot; &amp; [$Input.K76] &amp; &quot; &quot; &amp; [$Input.L76] &amp; &quot; &quot; &amp; [$Input.M76] &amp; &quot; &quot; &amp; [$Input.N7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7] &amp; &quot; &quot; &amp; [$Input.B77] &amp; &quot; &quot; &amp; [$Input.C77] &amp; &quot; &quot; &amp; [$Input.D77] &amp; &quot; &quot; &amp; [$Input.E77] &amp; &quot; &quot; &amp; [$Input.F77] &amp; &quot; &quot; &amp; [$Input.G77] &amp; &quot; &quot; &amp; [$Input.H77] &amp; &quot; &quot; &amp; [$Input.I77] &amp; &quot; &quot; &amp; [$Input.J77] &amp; &quot; &quot; &amp; [$Input.K77] &amp; &quot; &quot; &amp; [$Input.L77] &amp; &quot; &quot; &amp; [$Input.M77] &amp; &quot; &quot; &amp; [$Input.N7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8] &amp; &quot; &quot; &amp; [$Input.B78] &amp; &quot; &quot; &amp; [$Input.C78] &amp; &quot; &quot; &amp; [$Input.D78] &amp; &quot; &quot; &amp; [$Input.E78] &amp; &quot; &quot; &amp; [$Input.F78] &amp; &quot; &quot; &amp; [$Input.G78] &amp; &quot; &quot; &amp; [$Input.H78] &amp; &quot; &quot; &amp; [$Input.I78] &amp; &quot; &quot; &amp; [$Input.J78] &amp; &quot; &quot; &amp; [$Input.K78] &amp; &quot; &quot; &amp; [$Input.L78] &amp; &quot; &quot; &amp; [$Input.M78] &amp; &quot; &quot; &amp; [$Input.N7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79] &amp; &quot; &quot; &amp; [$Input.B79] &amp; &quot; &quot; &amp; [$Input.C79] &amp; &quot; &quot; &amp; [$Input.D79] &amp; &quot; &quot; &amp; [$Input.E79] &amp; &quot; &quot; &amp; [$Input.F79] &amp; &quot; &quot; &amp; [$Input.G79] &amp; &quot; &quot; &amp; [$Input.H79] &amp; &quot; &quot; &amp; [$Input.I79] &amp; &quot; &quot; &amp; [$Input.J79] &amp; &quot; &quot; &amp; [$Input.K79] &amp; &quot; &quot; &amp; [$Input.L79] &amp; &quot; &quot; &amp; [$Input.M79] &amp; &quot; &quot; &amp; [$Input.N7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0] &amp; &quot; &quot; &amp; [$Input.B80] &amp; &quot; &quot; &amp; [$Input.C80] &amp; &quot; &quot; &amp; [$Input.D80] &amp; &quot; &quot; &amp; [$Input.E80] &amp; &quot; &quot; &amp; [$Input.F80] &amp; &quot; &quot; &amp; [$Input.G80] &amp; &quot; &quot; &amp; [$Input.H80] &amp; &quot; &quot; &amp; [$Input.I80] &amp; &quot; &quot; &amp; [$Input.J80] &amp; &quot; &quot; &amp; [$Input.K80] &amp; &quot; &quot; &amp; [$Input.L80] &amp; &quot; &quot; &amp; [$Input.M80] &amp; &quot; &quot; &amp; [$Input.N8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1] &amp; &quot; &quot; &amp; [$Input.B81] &amp; &quot; &quot; &amp; [$Input.C81] &amp; &quot; &quot; &amp; [$Input.D81] &amp; &quot; &quot; &amp; [$Input.E81] &amp; &quot; &quot; &amp; [$Input.F81] &amp; &quot; &quot; &amp; [$Input.G81] &amp; &quot; &quot; &amp; [$Input.H81] &amp; &quot; &quot; &amp; [$Input.I81] &amp; &quot; &quot; &amp; [$Input.J81] &amp; &quot; &quot; &amp; [$Input.K81] &amp; &quot; &quot; &amp; [$Input.L81] &amp; &quot; &quot; &amp; [$Input.M81] &amp; &quot; &quot; &amp; [$Input.N8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2] &amp; &quot; &quot; &amp; [$Input.B82] &amp; &quot; &quot; &amp; [$Input.C82] &amp; &quot; &quot; &amp; [$Input.D82] &amp; &quot; &quot; &amp; [$Input.E82] &amp; &quot; &quot; &amp; [$Input.F82] &amp; &quot; &quot; &amp; [$Input.G82] &amp; &quot; &quot; &amp; [$Input.H82] &amp; &quot; &quot; &amp; [$Input.I82] &amp; &quot; &quot; &amp; [$Input.J82] &amp; &quot; &quot; &amp; [$Input.K82] &amp; &quot; &quot; &amp; [$Input.L82] &amp; &quot; &quot; &amp; [$Input.M82] &amp; &quot; &quot; &amp; [$Input.N8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3] &amp; &quot; &quot; &amp; [$Input.B83] &amp; &quot; &quot; &amp; [$Input.C83] &amp; &quot; &quot; &amp; [$Input.D83] &amp; &quot; &quot; &amp; [$Input.E83] &amp; &quot; &quot; &amp; [$Input.F83] &amp; &quot; &quot; &amp; [$Input.G83] &amp; &quot; &quot; &amp; [$Input.H83] &amp; &quot; &quot; &amp; [$Input.I83] &amp; &quot; &quot; &amp; [$Input.J83] &amp; &quot; &quot; &amp; [$Input.K83] &amp; &quot; &quot; &amp; [$Input.L83] &amp; &quot; &quot; &amp; [$Input.M83] &amp; &quot; &quot; &amp; [$Input.N8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4] &amp; &quot; &quot; &amp; [$Input.B84] &amp; &quot; &quot; &amp; [$Input.C84] &amp; &quot; &quot; &amp; [$Input.D84] &amp; &quot; &quot; &amp; [$Input.E84] &amp; &quot; &quot; &amp; [$Input.F84] &amp; &quot; &quot; &amp; [$Input.G84] &amp; &quot; &quot; &amp; [$Input.H84] &amp; &quot; &quot; &amp; [$Input.I84] &amp; &quot; &quot; &amp; [$Input.J84] &amp; &quot; &quot; &amp; [$Input.K84] &amp; &quot; &quot; &amp; [$Input.L84] &amp; &quot; &quot; &amp; [$Input.M84] &amp; &quot; &quot; &amp; [$Input.N8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5] &amp; &quot; &quot; &amp; [$Input.B85] &amp; &quot; &quot; &amp; [$Input.C85] &amp; &quot; &quot; &amp; [$Input.D85] &amp; &quot; &quot; &amp; [$Input.E85] &amp; &quot; &quot; &amp; [$Input.F85] &amp; &quot; &quot; &amp; [$Input.G85] &amp; &quot; &quot; &amp; [$Input.H85] &amp; &quot; &quot; &amp; [$Input.I85] &amp; &quot; &quot; &amp; [$Input.J85] &amp; &quot; &quot; &amp; [$Input.K85] &amp; &quot; &quot; &amp; [$Input.L85] &amp; &quot; &quot; &amp; [$Input.M85] &amp; &quot; &quot; &amp; [$Input.N8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6] &amp; &quot; &quot; &amp; [$Input.B86] &amp; &quot; &quot; &amp; [$Input.C86] &amp; &quot; &quot; &amp; [$Input.D86] &amp; &quot; &quot; &amp; [$Input.E86] &amp; &quot; &quot; &amp; [$Input.F86] &amp; &quot; &quot; &amp; [$Input.G86] &amp; &quot; &quot; &amp; [$Input.H86] &amp; &quot; &quot; &amp; [$Input.I86] &amp; &quot; &quot; &amp; [$Input.J86] &amp; &quot; &quot; &amp; [$Input.K86] &amp; &quot; &quot; &amp; [$Input.L86] &amp; &quot; &quot; &amp; [$Input.M86] &amp; &quot; &quot; &amp; [$Input.N8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7] &amp; &quot; &quot; &amp; [$Input.B87] &amp; &quot; &quot; &amp; [$Input.C87] &amp; &quot; &quot; &amp; [$Input.D87] &amp; &quot; &quot; &amp; [$Input.E87] &amp; &quot; &quot; &amp; [$Input.F87] &amp; &quot; &quot; &amp; [$Input.G87] &amp; &quot; &quot; &amp; [$Input.H87] &amp; &quot; &quot; &amp; [$Input.I87] &amp; &quot; &quot; &amp; [$Input.J87] &amp; &quot; &quot; &amp; [$Input.K87] &amp; &quot; &quot; &amp; [$Input.L87] &amp; &quot; &quot; &amp; [$Input.M87] &amp; &quot; &quot; &amp; [$Input.N8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8] &amp; &quot; &quot; &amp; [$Input.B88] &amp; &quot; &quot; &amp; [$Input.C88] &amp; &quot; &quot; &amp; [$Input.D88] &amp; &quot; &quot; &amp; [$Input.E88] &amp; &quot; &quot; &amp; [$Input.F88] &amp; &quot; &quot; &amp; [$Input.G88] &amp; &quot; &quot; &amp; [$Input.H88] &amp; &quot; &quot; &amp; [$Input.I88] &amp; &quot; &quot; &amp; [$Input.J88] &amp; &quot; &quot; &amp; [$Input.K88] &amp; &quot; &quot; &amp; [$Input.L88] &amp; &quot; &quot; &amp; [$Input.M88] &amp; &quot; &quot; &amp; [$Input.N8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89] &amp; &quot; &quot; &amp; [$Input.B89] &amp; &quot; &quot; &amp; [$Input.C89] &amp; &quot; &quot; &amp; [$Input.D89] &amp; &quot; &quot; &amp; [$Input.E89] &amp; &quot; &quot; &amp; [$Input.F89] &amp; &quot; &quot; &amp; [$Input.G89] &amp; &quot; &quot; &amp; [$Input.H89] &amp; &quot; &quot; &amp; [$Input.I89] &amp; &quot; &quot; &amp; [$Input.J89] &amp; &quot; &quot; &amp; [$Input.K89] &amp; &quot; &quot; &amp; [$Input.L89] &amp; &quot; &quot; &amp; [$Input.M89] &amp; &quot; &quot; &amp; [$Input.N8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0] &amp; &quot; &quot; &amp; [$Input.B90] &amp; &quot; &quot; &amp; [$Input.C90] &amp; &quot; &quot; &amp; [$Input.D90] &amp; &quot; &quot; &amp; [$Input.E90] &amp; &quot; &quot; &amp; [$Input.F90] &amp; &quot; &quot; &amp; [$Input.G90] &amp; &quot; &quot; &amp; [$Input.H90] &amp; &quot; &quot; &amp; [$Input.I90] &amp; &quot; &quot; &amp; [$Input.J90] &amp; &quot; &quot; &amp; [$Input.K90] &amp; &quot; &quot; &amp; [$Input.L90] &amp; &quot; &quot; &amp; [$Input.M90] &amp; &quot; &quot; &amp; [$Input.N9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1] &amp; &quot; &quot; &amp; [$Input.B91] &amp; &quot; &quot; &amp; [$Input.C91] &amp; &quot; &quot; &amp; [$Input.D91] &amp; &quot; &quot; &amp; [$Input.E91] &amp; &quot; &quot; &amp; [$Input.F91] &amp; &quot; &quot; &amp; [$Input.G91] &amp; &quot; &quot; &amp; [$Input.H91] &amp; &quot; &quot; &amp; [$Input.I91] &amp; &quot; &quot; &amp; [$Input.J91] &amp; &quot; &quot; &amp; [$Input.K91] &amp; &quot; &quot; &amp; [$Input.L91] &amp; &quot; &quot; &amp; [$Input.M91] &amp; &quot; &quot; &amp; [$Input.N91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2] &amp; &quot; &quot; &amp; [$Input.B92] &amp; &quot; &quot; &amp; [$Input.C92] &amp; &quot; &quot; &amp; [$Input.D92] &amp; &quot; &quot; &amp; [$Input.E92] &amp; &quot; &quot; &amp; [$Input.F92] &amp; &quot; &quot; &amp; [$Input.G92] &amp; &quot; &quot; &amp; [$Input.H92] &amp; &quot; &quot; &amp; [$Input.I92] &amp; &quot; &quot; &amp; [$Input.J92] &amp; &quot; &quot; &amp; [$Input.K92] &amp; &quot; &quot; &amp; [$Input.L92] &amp; &quot; &quot; &amp; [$Input.M92] &amp; &quot; &quot; &amp; [$Input.N92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3] &amp; &quot; &quot; &amp; [$Input.B93] &amp; &quot; &quot; &amp; [$Input.C93] &amp; &quot; &quot; &amp; [$Input.D93] &amp; &quot; &quot; &amp; [$Input.E93] &amp; &quot; &quot; &amp; [$Input.F93] &amp; &quot; &quot; &amp; [$Input.G93] &amp; &quot; &quot; &amp; [$Input.H93] &amp; &quot; &quot; &amp; [$Input.I93] &amp; &quot; &quot; &amp; [$Input.J93] &amp; &quot; &quot; &amp; [$Input.K93] &amp; &quot; &quot; &amp; [$Input.L93] &amp; &quot; &quot; &amp; [$Input.M93] &amp; &quot; &quot; &amp; [$Input.N9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4] &amp; &quot; &quot; &amp; [$Input.B94] &amp; &quot; &quot; &amp; [$Input.C94] &amp; &quot; &quot; &amp; [$Input.D94] &amp; &quot; &quot; &amp; [$Input.E94] &amp; &quot; &quot; &amp; [$Input.F94] &amp; &quot; &quot; &amp; [$Input.G94] &amp; &quot; &quot; &amp; [$Input.H94] &amp; &quot; &quot; &amp; [$Input.I94] &amp; &quot; &quot; &amp; [$Input.J94] &amp; &quot; &quot; &amp; [$Input.K94] &amp; &quot; &quot; &amp; [$Input.L94] &amp; &quot; &quot; &amp; [$Input.M94] &amp; &quot; &quot; &amp; [$Input.N9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5] &amp; &quot; &quot; &amp; [$Input.B95] &amp; &quot; &quot; &amp; [$Input.C95] &amp; &quot; &quot; &amp; [$Input.D95] &amp; &quot; &quot; &amp; [$Input.E95] &amp; &quot; &quot; &amp; [$Input.F95] &amp; &quot; &quot; &amp; [$Input.G95] &amp; &quot; &quot; &amp; [$Input.H95] &amp; &quot; &quot; &amp; [$Input.I95] &amp; &quot; &quot; &amp; [$Input.J95] &amp; &quot; &quot; &amp; [$Input.K95] &amp; &quot; &quot; &amp; [$Input.L95] &amp; &quot; &quot; &amp; [$Input.M95] &amp; &quot; &quot; &amp; [$Input.N9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6] &amp; &quot; &quot; &amp; [$Input.B96] &amp; &quot; &quot; &amp; [$Input.C96] &amp; &quot; &quot; &amp; [$Input.D96] &amp; &quot; &quot; &amp; [$Input.E96] &amp; &quot; &quot; &amp; [$Input.F96] &amp; &quot; &quot; &amp; [$Input.G96] &amp; &quot; &quot; &amp; [$Input.H96] &amp; &quot; &quot; &amp; [$Input.I96] &amp; &quot; &quot; &amp; [$Input.J96] &amp; &quot; &quot; &amp; [$Input.K96] &amp; &quot; &quot; &amp; [$Input.L96] &amp; &quot; &quot; &amp; [$Input.M96] &amp; &quot; &quot; &amp; [$Input.N9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7] &amp; &quot; &quot; &amp; [$Input.B97] &amp; &quot; &quot; &amp; [$Input.C97] &amp; &quot; &quot; &amp; [$Input.D97] &amp; &quot; &quot; &amp; [$Input.E97] &amp; &quot; &quot; &amp; [$Input.F97] &amp; &quot; &quot; &amp; [$Input.G97] &amp; &quot; &quot; &amp; [$Input.H97] &amp; &quot; &quot; &amp; [$Input.I97] &amp; &quot; &quot; &amp; [$Input.J97] &amp; &quot; &quot; &amp; [$Input.K97] &amp; &quot; &quot; &amp; [$Input.L97] &amp; &quot; &quot; &amp; [$Input.M97] &amp; &quot; &quot; &amp; [$Input.N9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8] &amp; &quot; &quot; &amp; [$Input.B98] &amp; &quot; &quot; &amp; [$Input.C98] &amp; &quot; &quot; &amp; [$Input.D98] &amp; &quot; &quot; &amp; [$Input.E98] &amp; &quot; &quot; &amp; [$Input.F98] &amp; &quot; &quot; &amp; [$Input.G98] &amp; &quot; &quot; &amp; [$Input.H98] &amp; &quot; &quot; &amp; [$Input.I98] &amp; &quot; &quot; &amp; [$Input.J98] &amp; &quot; &quot; &amp; [$Input.K98] &amp; &quot; &quot; &amp; [$Input.L98] &amp; &quot; &quot; &amp; [$Input.M98] &amp; &quot; &quot; &amp; [$Input.N9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99] &amp; &quot; &quot; &amp; [$Input.B99] &amp; &quot; &quot; &amp; [$Input.C99] &amp; &quot; &quot; &amp; [$Input.D99] &amp; &quot; &quot; &amp; [$Input.E99] &amp; &quot; &quot; &amp; [$Input.F99] &amp; &quot; &quot; &amp; [$Input.G99] &amp; &quot; &quot; &amp; [$Input.H99] &amp; &quot; &quot; &amp; [$Input.I99] &amp; &quot; &quot; &amp; [$Input.J99] &amp; &quot; &quot; &amp; [$Input.K99] &amp; &quot; &quot; &amp; [$Input.L99] &amp; &quot; &quot; &amp; [$Input.M99] &amp; &quot; &quot; &amp; [$Input.N9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100] &amp; &quot; &quot; &amp; [$Input.B100] &amp; &quot; &quot; &amp; [$Input.C100] &amp; &quot; &quot; &amp; [$Input.D100] &amp; &quot; &quot; &amp; [$Input.E100] &amp; &quot; &quot; &amp; [$Input.F100] &amp; &quot; &quot; &amp; [$Input.G100] &amp; &quot; &quot; &amp; [$Input.H100] &amp; &quot; &quot; &amp; [$Input.I100] &amp; &quot; &quot; &amp; [$Input.J100] &amp; &quot; &quot; &amp; [$Input.K100] &amp; &quot; &quot; &amp; [$Input.L100] &amp; &quot; &quot; &amp; [$Input.M100] &amp; &quot; &quot; &amp; [$Input.N10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Input.A101] &amp; &quot; &quot; &amp; [$Input.B101] &amp; &quot; &quot; &amp; [$Input.C101] &amp; &quot; &quot; &amp; [$Input.D101] &amp; &quot; &quot; &amp; [$Input.E101] &amp; &quot; &quot; &amp; [$Input.F101] &amp; &quot; &quot; &amp; [$Input.G101] &amp; &quot; &quot; &amp; [$Input.H101] &amp; &quot; &quot; &amp; [$Input.I101] &amp; &quot; &quot; &amp; [$Input.J101] &amp; &quot; &quot; &amp; [$Input.K101] &amp; &quot; &quot; &amp; [$Input.L101] &amp; &quot; &quot; &amp; [$Input.M101] &amp; &quot; &quot; &amp; [$Input.N101]" office:value-type="string" office:string-value="             " calcext:value-type="string">
            <text:p><text:s text:c="1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12:37.209010839</meta:creation-date>
    <dc:date>2025-02-20T22:34:35.874441627</dc:date>
    <meta:editing-duration>PT11M28S</meta:editing-duration>
    <meta:editing-cycles>9</meta:editing-cycles>
    <meta:generator>LibreOffice/24.2.7.2$Linux_X86_64 LibreOffice_project/420$Build-2</meta:generator>
    <meta:document-statistic meta:table-count="2" meta:cell-count="526" meta:object-count="0"/>
  </office:meta>
</office:document-meta>
</file>